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16.44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r" table:style-name="ta1">
        <table:shapes>
          <draw:frame draw:z-index="0" draw:style-name="gr1" draw:text-style-name="P1" svg:width="453.09pt" svg:height="255.26pt" svg:x="131.13pt" svg:y="329.02pt">
            <draw:object draw:notify-on-update-of-ranges="lr.A1:lr.A1 lr.A2:lr.A21 lr.C1:lr.C1 lr.C2:lr.C21 lr.D1:lr.D1 lr.D2:lr.D21 lr.E1:lr.E1 lr.E2:lr.E21 lr.G1:lr.G1 lr.G2:lr.G21 lr.H1:lr.H1 lr.H2:lr.H21 lr.I1:lr.I1 lr.I2:lr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round_epochs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val_f1K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uroc</text:p>
          </table:table-cell>
          <table:table-cell office:value-type="string" calcext:value-type="string">
            <text:p>f1K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3nn</text:p>
          </table:table-cell>
          <table:table-cell office:value-type="string" calcext:value-type="string">
            <text:p>l0nn</text:p>
          </table:table-cell>
          <table:table-cell office:value-type="string" calcext:value-type="string">
            <text:p>l0act</text:p>
          </table:table-cell>
          <table:table-cell office:value-type="string" calcext:value-type="string">
            <text:p>l1reg</text:p>
          </table:table-cell>
          <table:table-cell office:value-type="string" calcext:value-type="string">
            <text:p>l1nn</text:p>
          </table:table-cell>
          <table:table-cell office:value-type="string" calcext:value-type="string">
            <text:p>l3act</text:p>
          </table:table-cell>
          <table:table-cell office:value-type="string" calcext:value-type="string">
            <text:p>l3reg</text:p>
          </table:table-cell>
          <table:table-cell office:value-type="string" calcext:value-type="string">
            <text:p>l0reg</text:p>
          </table:table-cell>
          <table:table-cell office:value-type="string" calcext:value-type="string">
            <text:p>l1act</text:p>
          </table:table-cell>
          <table:table-cell office:value-type="string" calcext:value-type="string">
            <text:p>l2r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2act</text:p>
          </table:table-cell>
          <table:table-cell office:value-type="string" calcext:value-type="string">
            <text:p>l2nn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office:value-type="float" office:value="0.91492736" calcext:value-type="float">
            <text:p>0.91492736</text:p>
          </table:table-cell>
          <table:table-cell office:value-type="float" office:value="0.8355272" calcext:value-type="float">
            <text:p>0.8355272</text:p>
          </table:table-cell>
          <table:table-cell office:value-type="float" office:value="0.95443213" calcext:value-type="float">
            <text:p>0.95443213</text:p>
          </table:table-cell>
          <table:table-cell office:value-type="float" office:value="0.254252956156821" calcext:value-type="float">
            <text:p>0.254252956156821</text:p>
          </table:table-cell>
          <table:table-cell office:value-type="float" office:value="0.78988254" calcext:value-type="float">
            <text:p>0.78988254</text:p>
          </table:table-cell>
          <table:table-cell office:value-type="float" office:value="0.95650125" calcext:value-type="float">
            <text:p>0.95650125</text:p>
          </table:table-cell>
          <table:table-cell office:value-type="float" office:value="0.921653" calcext:value-type="float">
            <text:p>0.921653</text:p>
          </table:table-cell>
          <table:table-cell office:value-type="float" office:value="0.287162812040378" calcext:value-type="float">
            <text:p>0.28716281204037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725" calcext:value-type="float">
            <text:p>0.00725</text:p>
          </table:table-cell>
          <table:table-cell office:value-type="float" office:value="10" calcext:value-type="float">
            <text:p>10</text:p>
          </table:table-cell>
          <table:table-cell office:value-type="float" office:value="0.91492736" calcext:value-type="float">
            <text:p>0.91492736</text:p>
          </table:table-cell>
          <table:table-cell office:value-type="float" office:value="0.8384994" calcext:value-type="float">
            <text:p>0.8384994</text:p>
          </table:table-cell>
          <table:table-cell office:value-type="float" office:value="0.952716" calcext:value-type="float">
            <text:p>0.952716</text:p>
          </table:table-cell>
          <table:table-cell office:value-type="float" office:value="0.255251326461942" calcext:value-type="float">
            <text:p>0.255251326461942</text:p>
          </table:table-cell>
          <table:table-cell office:value-type="float" office:value="0.7981566" calcext:value-type="float">
            <text:p>0.7981566</text:p>
          </table:table-cell>
          <table:table-cell office:value-type="float" office:value="0.95587456" calcext:value-type="float">
            <text:p>0.95587456</text:p>
          </table:table-cell>
          <table:table-cell office:value-type="float" office:value="0.92035097" calcext:value-type="float">
            <text:p>0.92035097</text:p>
          </table:table-cell>
          <table:table-cell office:value-type="float" office:value="0.276881733493414" calcext:value-type="float">
            <text:p>0.27688173349341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10" calcext:value-type="float">
            <text:p>10</text:p>
          </table:table-cell>
          <table:table-cell office:value-type="float" office:value="0.91519153" calcext:value-type="float">
            <text:p>0.91519153</text:p>
          </table:table-cell>
          <table:table-cell office:value-type="float" office:value="0.8354027" calcext:value-type="float">
            <text:p>0.8354027</text:p>
          </table:table-cell>
          <table:table-cell office:value-type="float" office:value="0.9502265" calcext:value-type="float">
            <text:p>0.9502265</text:p>
          </table:table-cell>
          <table:table-cell office:value-type="float" office:value="0.25562045546267" calcext:value-type="float">
            <text:p>0.25562045546267</text:p>
          </table:table-cell>
          <table:table-cell office:value-type="float" office:value="0.7706739" calcext:value-type="float">
            <text:p>0.7706739</text:p>
          </table:table-cell>
          <table:table-cell office:value-type="float" office:value="0.9555095" calcext:value-type="float">
            <text:p>0.9555095</text:p>
          </table:table-cell>
          <table:table-cell office:value-type="float" office:value="0.91967165" calcext:value-type="float">
            <text:p>0.91967165</text:p>
          </table:table-cell>
          <table:table-cell office:value-type="float" office:value="0.279293414033073" calcext:value-type="float">
            <text:p>0.27929341403307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175" calcext:value-type="float">
            <text:p>0.01175</text:p>
          </table:table-cell>
          <table:table-cell office:value-type="float" office:value="10" calcext:value-type="float">
            <text:p>10</text:p>
          </table:table-cell>
          <table:table-cell office:value-type="float" office:value="0.91651255" calcext:value-type="float">
            <text:p>0.91651255</text:p>
          </table:table-cell>
          <table:table-cell office:value-type="float" office:value="0.8365966" calcext:value-type="float">
            <text:p>0.8365966</text:p>
          </table:table-cell>
          <table:table-cell office:value-type="float" office:value="0.954819" calcext:value-type="float">
            <text:p>0.954819</text:p>
          </table:table-cell>
          <table:table-cell office:value-type="float" office:value="0.25684782892609" calcext:value-type="float">
            <text:p>0.25684782892609</text:p>
          </table:table-cell>
          <table:table-cell office:value-type="float" office:value="0.8006616" calcext:value-type="float">
            <text:p>0.8006616</text:p>
          </table:table-cell>
          <table:table-cell office:value-type="float" office:value="0.955467" calcext:value-type="float">
            <text:p>0.955467</text:p>
          </table:table-cell>
          <table:table-cell office:value-type="float" office:value="0.91967165" calcext:value-type="float">
            <text:p>0.91967165</text:p>
          </table:table-cell>
          <table:table-cell office:value-type="float" office:value="0.277516929110416" calcext:value-type="float">
            <text:p>0.277516929110416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0" calcext:value-type="float">
            <text:p>10</text:p>
          </table:table-cell>
          <table:table-cell office:value-type="float" office:value="0.91307795" calcext:value-type="float">
            <text:p>0.91307795</text:p>
          </table:table-cell>
          <table:table-cell office:value-type="float" office:value="0.8348698" calcext:value-type="float">
            <text:p>0.8348698</text:p>
          </table:table-cell>
          <table:table-cell office:value-type="float" office:value="0.9525029" calcext:value-type="float">
            <text:p>0.9525029</text:p>
          </table:table-cell>
          <table:table-cell office:value-type="float" office:value="0.257384774133567" calcext:value-type="float">
            <text:p>0.257384774133567</text:p>
          </table:table-cell>
          <table:table-cell office:value-type="float" office:value="0.7965713" calcext:value-type="float">
            <text:p>0.7965713</text:p>
          </table:table-cell>
          <table:table-cell office:value-type="float" office:value="0.95576817" calcext:value-type="float">
            <text:p>0.95576817</text:p>
          </table:table-cell>
          <table:table-cell office:value-type="float" office:value="0.92012453" calcext:value-type="float">
            <text:p>0.92012453</text:p>
          </table:table-cell>
          <table:table-cell office:value-type="float" office:value="0.277190279653554" calcext:value-type="float">
            <text:p>0.27719027965355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625" calcext:value-type="float">
            <text:p>0.01625</text:p>
          </table:table-cell>
          <table:table-cell office:value-type="float" office:value="10" calcext:value-type="float">
            <text:p>10</text:p>
          </table:table-cell>
          <table:table-cell office:value-type="float" office:value="0.91400266" calcext:value-type="float">
            <text:p>0.91400266</text:p>
          </table:table-cell>
          <table:table-cell office:value-type="float" office:value="0.83298856" calcext:value-type="float">
            <text:p>0.83298856</text:p>
          </table:table-cell>
          <table:table-cell office:value-type="float" office:value="0.9503022" calcext:value-type="float">
            <text:p>0.9503022</text:p>
          </table:table-cell>
          <table:table-cell office:value-type="float" office:value="0.259491654156694" calcext:value-type="float">
            <text:p>0.259491654156694</text:p>
          </table:table-cell>
          <table:table-cell office:value-type="float" office:value="0.78908855" calcext:value-type="float">
            <text:p>0.78908855</text:p>
          </table:table-cell>
          <table:table-cell office:value-type="float" office:value="0.9546197" calcext:value-type="float">
            <text:p>0.9546197</text:p>
          </table:table-cell>
          <table:table-cell office:value-type="float" office:value="0.9180866" calcext:value-type="float">
            <text:p>0.9180866</text:p>
          </table:table-cell>
          <table:table-cell office:value-type="float" office:value="0.277875616890594" calcext:value-type="float">
            <text:p>0.27787561689059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0" calcext:value-type="float">
            <text:p>10</text:p>
          </table:table-cell>
          <table:table-cell office:value-type="float" office:value="0.91439897" calcext:value-type="float">
            <text:p>0.91439897</text:p>
          </table:table-cell>
          <table:table-cell office:value-type="float" office:value="0.8244717" calcext:value-type="float">
            <text:p>0.8244717</text:p>
          </table:table-cell>
          <table:table-cell office:value-type="float" office:value="0.9496288" calcext:value-type="float">
            <text:p>0.9496288</text:p>
          </table:table-cell>
          <table:table-cell office:value-type="float" office:value="0.261832160936885" calcext:value-type="float">
            <text:p>0.261832160936885</text:p>
          </table:table-cell>
          <table:table-cell office:value-type="float" office:value="0.78359765" calcext:value-type="float">
            <text:p>0.78359765</text:p>
          </table:table-cell>
          <table:table-cell office:value-type="float" office:value="0.9544501" calcext:value-type="float">
            <text:p>0.9544501</text:p>
          </table:table-cell>
          <table:table-cell office:value-type="float" office:value="0.91757715" calcext:value-type="float">
            <text:p>0.91757715</text:p>
          </table:table-cell>
          <table:table-cell office:value-type="float" office:value="0.277769120988317" calcext:value-type="float">
            <text:p>0.277769120988317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075" calcext:value-type="float">
            <text:p>0.02075</text:p>
          </table:table-cell>
          <table:table-cell office:value-type="float" office:value="10" calcext:value-type="float">
            <text:p>10</text:p>
          </table:table-cell>
          <table:table-cell office:value-type="float" office:value="0.9128137" calcext:value-type="float">
            <text:p>0.9128137</text:p>
          </table:table-cell>
          <table:table-cell office:value-type="float" office:value="0.8328277" calcext:value-type="float">
            <text:p>0.8328277</text:p>
          </table:table-cell>
          <table:table-cell office:value-type="float" office:value="0.95248544" calcext:value-type="float">
            <text:p>0.95248544</text:p>
          </table:table-cell>
          <table:table-cell office:value-type="float" office:value="0.258938770404862" calcext:value-type="float">
            <text:p>0.258938770404862</text:p>
          </table:table-cell>
          <table:table-cell office:value-type="float" office:value="0.79064846" calcext:value-type="float">
            <text:p>0.79064846</text:p>
          </table:table-cell>
          <table:table-cell office:value-type="float" office:value="0.95496124" calcext:value-type="float">
            <text:p>0.95496124</text:p>
          </table:table-cell>
          <table:table-cell office:value-type="float" office:value="0.9186527" calcext:value-type="float">
            <text:p>0.9186527</text:p>
          </table:table-cell>
          <table:table-cell office:value-type="float" office:value="0.280219467246076" calcext:value-type="float">
            <text:p>0.280219467246076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0" calcext:value-type="float">
            <text:p>10</text:p>
          </table:table-cell>
          <table:table-cell office:value-type="float" office:value="0.91254956" calcext:value-type="float">
            <text:p>0.91254956</text:p>
          </table:table-cell>
          <table:table-cell office:value-type="float" office:value="0.823927" calcext:value-type="float">
            <text:p>0.823927</text:p>
          </table:table-cell>
          <table:table-cell office:value-type="float" office:value="0.95041573" calcext:value-type="float">
            <text:p>0.95041573</text:p>
          </table:table-cell>
          <table:table-cell office:value-type="float" office:value="0.261494130073308" calcext:value-type="float">
            <text:p>0.261494130073308</text:p>
          </table:table-cell>
          <table:table-cell office:value-type="float" office:value="0.7883095" calcext:value-type="float">
            <text:p>0.7883095</text:p>
          </table:table-cell>
          <table:table-cell office:value-type="float" office:value="0.9548167" calcext:value-type="float">
            <text:p>0.9548167</text:p>
          </table:table-cell>
          <table:table-cell office:value-type="float" office:value="0.91819984" calcext:value-type="float">
            <text:p>0.91819984</text:p>
          </table:table-cell>
          <table:table-cell office:value-type="float" office:value="0.279185764619507" calcext:value-type="float">
            <text:p>0.279185764619507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525" calcext:value-type="float">
            <text:p>0.02525</text:p>
          </table:table-cell>
          <table:table-cell office:value-type="float" office:value="10" calcext:value-type="float">
            <text:p>10</text:p>
          </table:table-cell>
          <table:table-cell office:value-type="float" office:value="0.91466314" calcext:value-type="float">
            <text:p>0.91466314</text:p>
          </table:table-cell>
          <table:table-cell office:value-type="float" office:value="0.8267976" calcext:value-type="float">
            <text:p>0.8267976</text:p>
          </table:table-cell>
          <table:table-cell office:value-type="float" office:value="0.9527577" calcext:value-type="float">
            <text:p>0.9527577</text:p>
          </table:table-cell>
          <table:table-cell office:value-type="float" office:value="0.260245537727506" calcext:value-type="float">
            <text:p>0.260245537727506</text:p>
          </table:table-cell>
          <table:table-cell office:value-type="float" office:value="0.78899133" calcext:value-type="float">
            <text:p>0.78899133</text:p>
          </table:table-cell>
          <table:table-cell office:value-type="float" office:value="0.9551261" calcext:value-type="float">
            <text:p>0.9551261</text:p>
          </table:table-cell>
          <table:table-cell office:value-type="float" office:value="0.9189358" calcext:value-type="float">
            <text:p>0.9189358</text:p>
          </table:table-cell>
          <table:table-cell office:value-type="float" office:value="0.27673521504062" calcext:value-type="float">
            <text:p>0.2767352150406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10" calcext:value-type="float">
            <text:p>10</text:p>
          </table:table-cell>
          <table:table-cell office:value-type="float" office:value="0.91413474" calcext:value-type="float">
            <text:p>0.91413474</text:p>
          </table:table-cell>
          <table:table-cell office:value-type="float" office:value="0.8245418" calcext:value-type="float">
            <text:p>0.8245418</text:p>
          </table:table-cell>
          <table:table-cell office:value-type="float" office:value="0.95296633" calcext:value-type="float">
            <text:p>0.95296633</text:p>
          </table:table-cell>
          <table:table-cell office:value-type="float" office:value="0.262599041441362" calcext:value-type="float">
            <text:p>0.262599041441362</text:p>
          </table:table-cell>
          <table:table-cell office:value-type="float" office:value="0.7764612" calcext:value-type="float">
            <text:p>0.7764612</text:p>
          </table:table-cell>
          <table:table-cell office:value-type="float" office:value="0.9539976" calcext:value-type="float">
            <text:p>0.9539976</text:p>
          </table:table-cell>
          <table:table-cell office:value-type="float" office:value="0.9166714" calcext:value-type="float">
            <text:p>0.9166714</text:p>
          </table:table-cell>
          <table:table-cell office:value-type="float" office:value="0.278088203194592" calcext:value-type="float">
            <text:p>0.27808820319459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975" calcext:value-type="float">
            <text:p>0.02975</text:p>
          </table:table-cell>
          <table:table-cell office:value-type="float" office:value="10" calcext:value-type="float">
            <text:p>10</text:p>
          </table:table-cell>
          <table:table-cell office:value-type="float" office:value="0.91413474" calcext:value-type="float">
            <text:p>0.91413474</text:p>
          </table:table-cell>
          <table:table-cell office:value-type="float" office:value="0.8297766" calcext:value-type="float">
            <text:p>0.8297766</text:p>
          </table:table-cell>
          <table:table-cell office:value-type="float" office:value="0.95203304" calcext:value-type="float">
            <text:p>0.95203304</text:p>
          </table:table-cell>
          <table:table-cell office:value-type="float" office:value="0.260043733895348" calcext:value-type="float">
            <text:p>0.260043733895348</text:p>
          </table:table-cell>
          <table:table-cell office:value-type="float" office:value="0.78543496" calcext:value-type="float">
            <text:p>0.78543496</text:p>
          </table:table-cell>
          <table:table-cell office:value-type="float" office:value="0.9552734" calcext:value-type="float">
            <text:p>0.9552734</text:p>
          </table:table-cell>
          <table:table-cell office:value-type="float" office:value="0.9192754" calcext:value-type="float">
            <text:p>0.9192754</text:p>
          </table:table-cell>
          <table:table-cell office:value-type="float" office:value="0.278928287278078" calcext:value-type="float">
            <text:p>0.27892828727807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0" calcext:value-type="float">
            <text:p>10</text:p>
          </table:table-cell>
          <table:table-cell office:value-type="float" office:value="0.9108322" calcext:value-type="float">
            <text:p>0.9108322</text:p>
          </table:table-cell>
          <table:table-cell office:value-type="float" office:value="0.8142282" calcext:value-type="float">
            <text:p>0.8142282</text:p>
          </table:table-cell>
          <table:table-cell office:value-type="float" office:value="0.95188457" calcext:value-type="float">
            <text:p>0.95188457</text:p>
          </table:table-cell>
          <table:table-cell office:value-type="float" office:value="0.269339340800372" calcext:value-type="float">
            <text:p>0.269339340800372</text:p>
          </table:table-cell>
          <table:table-cell office:value-type="float" office:value="0.7836964" calcext:value-type="float">
            <text:p>0.7836964</text:p>
          </table:table-cell>
          <table:table-cell office:value-type="float" office:value="0.9536101" calcext:value-type="float">
            <text:p>0.9536101</text:p>
          </table:table-cell>
          <table:table-cell office:value-type="float" office:value="0.9161619" calcext:value-type="float">
            <text:p>0.9161619</text:p>
          </table:table-cell>
          <table:table-cell office:value-type="float" office:value="0.285968666406572" calcext:value-type="float">
            <text:p>0.28596866640657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425" calcext:value-type="float">
            <text:p>0.03425</text:p>
          </table:table-cell>
          <table:table-cell office:value-type="float" office:value="10" calcext:value-type="float">
            <text:p>10</text:p>
          </table:table-cell>
          <table:table-cell office:value-type="float" office:value="0.91254956" calcext:value-type="float">
            <text:p>0.91254956</text:p>
          </table:table-cell>
          <table:table-cell office:value-type="float" office:value="0.8133113" calcext:value-type="float">
            <text:p>0.8133113</text:p>
          </table:table-cell>
          <table:table-cell office:value-type="float" office:value="0.950916" calcext:value-type="float">
            <text:p>0.950916</text:p>
          </table:table-cell>
          <table:table-cell office:value-type="float" office:value="0.270336717004449" calcext:value-type="float">
            <text:p>0.270336717004449</text:p>
          </table:table-cell>
          <table:table-cell office:value-type="float" office:value="0.77178675" calcext:value-type="float">
            <text:p>0.77178675</text:p>
          </table:table-cell>
          <table:table-cell office:value-type="float" office:value="0.95355594" calcext:value-type="float">
            <text:p>0.95355594</text:p>
          </table:table-cell>
          <table:table-cell office:value-type="float" office:value="0.91593546" calcext:value-type="float">
            <text:p>0.91593546</text:p>
          </table:table-cell>
          <table:table-cell office:value-type="float" office:value="0.285246140260835" calcext:value-type="float">
            <text:p>0.2852461402608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65" calcext:value-type="float">
            <text:p>0.0365</text:p>
          </table:table-cell>
          <table:table-cell office:value-type="float" office:value="10" calcext:value-type="float">
            <text:p>10</text:p>
          </table:table-cell>
          <table:table-cell office:value-type="float" office:value="0.91254956" calcext:value-type="float">
            <text:p>0.91254956</text:p>
          </table:table-cell>
          <table:table-cell office:value-type="float" office:value="0.8112821" calcext:value-type="float">
            <text:p>0.8112821</text:p>
          </table:table-cell>
          <table:table-cell office:value-type="float" office:value="0.9526373" calcext:value-type="float">
            <text:p>0.9526373</text:p>
          </table:table-cell>
          <table:table-cell office:value-type="float" office:value="0.269523687135589" calcext:value-type="float">
            <text:p>0.269523687135589</text:p>
          </table:table-cell>
          <table:table-cell office:value-type="float" office:value="0.7773453" calcext:value-type="float">
            <text:p>0.7773453</text:p>
          </table:table-cell>
          <table:table-cell office:value-type="float" office:value="0.95387894" calcext:value-type="float">
            <text:p>0.95387894</text:p>
          </table:table-cell>
          <table:table-cell office:value-type="float" office:value="0.91655815" calcext:value-type="float">
            <text:p>0.91655815</text:p>
          </table:table-cell>
          <table:table-cell office:value-type="float" office:value="0.27962634573682" calcext:value-type="float">
            <text:p>0.2796263457368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875" calcext:value-type="float">
            <text:p>0.03875</text:p>
          </table:table-cell>
          <table:table-cell office:value-type="float" office:value="10" calcext:value-type="float">
            <text:p>10</text:p>
          </table:table-cell>
          <table:table-cell office:value-type="float" office:value="0.8759577" calcext:value-type="float">
            <text:p>0.8759577</text:p>
          </table:table-cell>
          <table:table-cell office:value-type="float" office:value="0.50056225" calcext:value-type="float">
            <text:p>0.50056225</text:p>
          </table:table-cell>
          <table:table-cell office:value-type="float" office:value="0.93324375" calcext:value-type="float">
            <text:p>0.93324375</text:p>
          </table:table-cell>
          <table:table-cell office:value-type="float" office:value="0.377146206342766" calcext:value-type="float">
            <text:p>0.377146206342766</text:p>
          </table:table-cell>
          <table:table-cell office:value-type="float" office:value="0.4990861" calcext:value-type="float">
            <text:p>0.4990861</text:p>
          </table:table-cell>
          <table:table-cell office:value-type="float" office:value="0.93326855" calcext:value-type="float">
            <text:p>0.93326855</text:p>
          </table:table-cell>
          <table:table-cell office:value-type="float" office:value="0.8748372" calcext:value-type="float">
            <text:p>0.8748372</text:p>
          </table:table-cell>
          <table:table-cell office:value-type="float" office:value="0.374937251977908" calcext:value-type="float">
            <text:p>0.37493725197790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10" calcext:value-type="float">
            <text:p>10</text:p>
          </table:table-cell>
          <table:table-cell office:value-type="float" office:value="0.91122854" calcext:value-type="float">
            <text:p>0.91122854</text:p>
          </table:table-cell>
          <table:table-cell office:value-type="float" office:value="0.8033865" calcext:value-type="float">
            <text:p>0.8033865</text:p>
          </table:table-cell>
          <table:table-cell office:value-type="float" office:value="0.95189947" calcext:value-type="float">
            <text:p>0.95189947</text:p>
          </table:table-cell>
          <table:table-cell office:value-type="float" office:value="0.275436945080318" calcext:value-type="float">
            <text:p>0.275436945080318</text:p>
          </table:table-cell>
          <table:table-cell office:value-type="float" office:value="0.7828182" calcext:value-type="float">
            <text:p>0.7828182</text:p>
          </table:table-cell>
          <table:table-cell office:value-type="float" office:value="0.9527574" calcext:value-type="float">
            <text:p>0.9527574</text:p>
          </table:table-cell>
          <table:table-cell office:value-type="float" office:value="0.9145768" calcext:value-type="float">
            <text:p>0.9145768</text:p>
          </table:table-cell>
          <table:table-cell office:value-type="float" office:value="0.283186016065441" calcext:value-type="float">
            <text:p>0.283186016065441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325" calcext:value-type="float">
            <text:p>0.04325</text:p>
          </table:table-cell>
          <table:table-cell office:value-type="float" office:value="10" calcext:value-type="float">
            <text:p>10</text:p>
          </table:table-cell>
          <table:table-cell office:value-type="float" office:value="0.8759577" calcext:value-type="float">
            <text:p>0.8759577</text:p>
          </table:table-cell>
          <table:table-cell office:value-type="float" office:value="0.5" calcext:value-type="float">
            <text:p>0.5</text:p>
          </table:table-cell>
          <table:table-cell office:value-type="float" office:value="0.9327742" calcext:value-type="float">
            <text:p>0.9327742</text:p>
          </table:table-cell>
          <table:table-cell office:value-type="float" office:value="1.99539272453844" calcext:value-type="float">
            <text:p>1.99539272453844</text:p>
          </table:table-cell>
          <table:table-cell office:value-type="float" office:value="0.5" calcext:value-type="float">
            <text:p>0.5</text:p>
          </table:table-cell>
          <table:table-cell office:value-type="float" office:value="0.93326855" calcext:value-type="float">
            <text:p>0.93326855</text:p>
          </table:table-cell>
          <table:table-cell office:value-type="float" office:value="0.8748372" calcext:value-type="float">
            <text:p>0.8748372</text:p>
          </table:table-cell>
          <table:table-cell office:value-type="float" office:value="1.97752964071428" calcext:value-type="float">
            <text:p>1.9775296407142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55" calcext:value-type="float">
            <text:p>0.0455</text:p>
          </table:table-cell>
          <table:table-cell office:value-type="float" office:value="10" calcext:value-type="float">
            <text:p>10</text:p>
          </table:table-cell>
          <table:table-cell office:value-type="float" office:value="0.8759577" calcext:value-type="float">
            <text:p>0.8759577</text:p>
          </table:table-cell>
          <table:table-cell office:value-type="float" office:value="0.5" calcext:value-type="float">
            <text:p>0.5</text:p>
          </table:table-cell>
          <table:table-cell office:value-type="float" office:value="0.93369997" calcext:value-type="float">
            <text:p>0.93369997</text:p>
          </table:table-cell>
          <table:table-cell office:value-type="float" office:value="1.99539272453844" calcext:value-type="float">
            <text:p>1.99539272453844</text:p>
          </table:table-cell>
          <table:table-cell office:value-type="float" office:value="0.5" calcext:value-type="float">
            <text:p>0.5</text:p>
          </table:table-cell>
          <table:table-cell office:value-type="float" office:value="0.93326855" calcext:value-type="float">
            <text:p>0.93326855</text:p>
          </table:table-cell>
          <table:table-cell office:value-type="float" office:value="0.8748372" calcext:value-type="float">
            <text:p>0.8748372</text:p>
          </table:table-cell>
          <table:table-cell office:value-type="float" office:value="1.97752962685639" calcext:value-type="float">
            <text:p>1.97752962685639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775" calcext:value-type="float">
            <text:p>0.04775</text:p>
          </table:table-cell>
          <table:table-cell office:value-type="float" office:value="10" calcext:value-type="float">
            <text:p>10</text:p>
          </table:table-cell>
          <table:table-cell office:value-type="float" office:value="0.8759577" calcext:value-type="float">
            <text:p>0.8759577</text:p>
          </table:table-cell>
          <table:table-cell office:value-type="float" office:value="0.5" calcext:value-type="float">
            <text:p>0.5</text:p>
          </table:table-cell>
          <table:table-cell office:value-type="float" office:value="0.9336821" calcext:value-type="float">
            <text:p>0.9336821</text:p>
          </table:table-cell>
          <table:table-cell office:value-type="float" office:value="1.99539272453844" calcext:value-type="float">
            <text:p>1.99539272453844</text:p>
          </table:table-cell>
          <table:table-cell office:value-type="float" office:value="0.5" calcext:value-type="float">
            <text:p>0.5</text:p>
          </table:table-cell>
          <table:table-cell office:value-type="float" office:value="0.93326855" calcext:value-type="float">
            <text:p>0.93326855</text:p>
          </table:table-cell>
          <table:table-cell office:value-type="float" office:value="0.8748372" calcext:value-type="float">
            <text:p>0.8748372</text:p>
          </table:table-cell>
          <table:table-cell office:value-type="float" office:value="1.977529603235" calcext:value-type="float">
            <text:p>1.9775296032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lr.A1:lr.Y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3:45:02.868635247</dc:date>
    <meta:editing-duration>PT5M15S</meta:editing-duration>
    <meta:editing-cycles>1</meta:editing-cycles>
    <meta:document-statistic meta:table-count="1" meta:cell-count="525" meta:object-count="1"/>
    <meta:generator>LibreOffice/6.2.4.2$Linux_X86_64 LibreOffice_project/2412653d852ce75f65fbfa83fb7e7b669a126d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159cm" svg:y="2.959cm" style:legend-expansion="high" chart:style-name="ch2"/>
        <chart:plot-area chart:style-name="ch3" table:cell-range-address="lr.A1:lr.A21 lr.C1:lr.E21 lr.G1:lr.I21" chart:data-source-has-labels="both" svg:x="0.319cm" svg:y="0.18cm" svg:width="12.521cm" svg:height="8.646cm">
          <chartooo:coordinate-region svg:x="1.046cm" svg:y="0.18cm" svg:width="11.64cm" svg:height="7.055cm"/>
          <chart:axis chart:dimension="x" chart:name="primary-x" chart:style-name="ch4" chartooo:axis-type="auto">
            <chartooo:date-scale/>
            <chart:categories table:cell-range-address="lr.A2:lr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r.C2:lr.C21" chart:label-cell-address="lr.C1:lr.C1" chart:class="chart:line">
            <chart:data-point chart:repeated="20"/>
          </chart:series>
          <chart:series chart:style-name="ch7" chart:values-cell-range-address="lr.D2:lr.D21" chart:label-cell-address="lr.D1:lr.D1" chart:class="chart:line">
            <chart:data-point chart:repeated="20"/>
          </chart:series>
          <chart:series chart:style-name="ch8" chart:values-cell-range-address="lr.E2:lr.E21" chart:label-cell-address="lr.E1:lr.E1" chart:class="chart:line">
            <chart:data-point chart:repeated="20"/>
          </chart:series>
          <chart:series chart:style-name="ch9" chart:values-cell-range-address="lr.G2:lr.G21" chart:label-cell-address="lr.G1:lr.G1" chart:class="chart:line">
            <chart:data-point chart:repeated="20"/>
          </chart:series>
          <chart:series chart:style-name="ch10" chart:values-cell-range-address="lr.H2:lr.H21" chart:label-cell-address="lr.H1:lr.H1" chart:class="chart:line">
            <chart:data-point chart:repeated="20"/>
          </chart:series>
          <chart:series chart:style-name="ch11" chart:values-cell-range-address="lr.I2:lr.I21" chart:label-cell-address="lr.I1:lr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</text:p>
                <draw:g>
                  <svg:desc>lr.C1:lr.C1</svg:desc>
                </draw:g>
              </table:table-cell>
              <table:table-cell office:value-type="string">
                <text:p>auroc</text:p>
                <draw:g>
                  <svg:desc>lr.D1:lr.D1</svg:desc>
                </draw:g>
              </table:table-cell>
              <table:table-cell office:value-type="string">
                <text:p>val_f1K</text:p>
                <draw:g>
                  <svg:desc>lr.E1:lr.E1</svg:desc>
                </draw:g>
              </table:table-cell>
              <table:table-cell office:value-type="string">
                <text:p>val_auroc</text:p>
                <draw:g>
                  <svg:desc>lr.G1:lr.G1</svg:desc>
                </draw:g>
              </table:table-cell>
              <table:table-cell office:value-type="string">
                <text:p>f1K</text:p>
                <draw:g>
                  <svg:desc>lr.H1:lr.H1</svg:desc>
                </draw:g>
              </table:table-cell>
              <table:table-cell office:value-type="string">
                <text:p>acc</text:p>
                <draw:g>
                  <svg:desc>lr.I1:lr.I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.005</text:p>
                <draw:g>
                  <svg:desc>lr.A2:lr.A21</svg:desc>
                </draw:g>
              </table:table-cell>
              <table:table-cell office:value-type="float" office:value="0.91492736">
                <text:p>0.91492736</text:p>
                <draw:g>
                  <svg:desc>lr.C2:lr.C21</svg:desc>
                </draw:g>
              </table:table-cell>
              <table:table-cell office:value-type="float" office:value="0.8355272">
                <text:p>0.8355272</text:p>
                <draw:g>
                  <svg:desc>lr.D2:lr.D21</svg:desc>
                </draw:g>
              </table:table-cell>
              <table:table-cell office:value-type="float" office:value="0.95443213">
                <text:p>0.95443213</text:p>
                <draw:g>
                  <svg:desc>lr.E2:lr.E21</svg:desc>
                </draw:g>
              </table:table-cell>
              <table:table-cell office:value-type="float" office:value="0.78988254">
                <text:p>0.78988254</text:p>
                <draw:g>
                  <svg:desc>lr.G2:lr.G21</svg:desc>
                </draw:g>
              </table:table-cell>
              <table:table-cell office:value-type="float" office:value="0.95650125">
                <text:p>0.95650125</text:p>
                <draw:g>
                  <svg:desc>lr.H2:lr.H21</svg:desc>
                </draw:g>
              </table:table-cell>
              <table:table-cell office:value-type="float" office:value="0.921653">
                <text:p>0.921653</text:p>
                <draw:g>
                  <svg:desc>lr.I2:lr.I21</svg:desc>
                </draw:g>
              </table:table-cell>
            </table:table-row>
            <table:table-row>
              <table:table-cell office:value-type="float" office:value="0.00725">
                <text:p>0.00725</text:p>
              </table:table-cell>
              <table:table-cell office:value-type="float" office:value="0.91492736">
                <text:p>0.91492736</text:p>
              </table:table-cell>
              <table:table-cell office:value-type="float" office:value="0.8384994">
                <text:p>0.8384994</text:p>
              </table:table-cell>
              <table:table-cell office:value-type="float" office:value="0.952716">
                <text:p>0.952716</text:p>
              </table:table-cell>
              <table:table-cell office:value-type="float" office:value="0.7981566">
                <text:p>0.7981566</text:p>
              </table:table-cell>
              <table:table-cell office:value-type="float" office:value="0.95587456">
                <text:p>0.95587456</text:p>
              </table:table-cell>
              <table:table-cell office:value-type="float" office:value="0.92035097">
                <text:p>0.92035097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0.91519153">
                <text:p>0.91519153</text:p>
              </table:table-cell>
              <table:table-cell office:value-type="float" office:value="0.8354027">
                <text:p>0.8354027</text:p>
              </table:table-cell>
              <table:table-cell office:value-type="float" office:value="0.9502265">
                <text:p>0.9502265</text:p>
              </table:table-cell>
              <table:table-cell office:value-type="float" office:value="0.7706739">
                <text:p>0.7706739</text:p>
              </table:table-cell>
              <table:table-cell office:value-type="float" office:value="0.9555095">
                <text:p>0.9555095</text:p>
              </table:table-cell>
              <table:table-cell office:value-type="float" office:value="0.91967165">
                <text:p>0.91967165</text:p>
              </table:table-cell>
            </table:table-row>
            <table:table-row>
              <table:table-cell office:value-type="float" office:value="0.01175">
                <text:p>0.01175</text:p>
              </table:table-cell>
              <table:table-cell office:value-type="float" office:value="0.91651255">
                <text:p>0.91651255</text:p>
              </table:table-cell>
              <table:table-cell office:value-type="float" office:value="0.8365966">
                <text:p>0.8365966</text:p>
              </table:table-cell>
              <table:table-cell office:value-type="float" office:value="0.954819">
                <text:p>0.954819</text:p>
              </table:table-cell>
              <table:table-cell office:value-type="float" office:value="0.8006616">
                <text:p>0.8006616</text:p>
              </table:table-cell>
              <table:table-cell office:value-type="float" office:value="0.955467">
                <text:p>0.955467</text:p>
              </table:table-cell>
              <table:table-cell office:value-type="float" office:value="0.91967165">
                <text:p>0.91967165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0.91307795">
                <text:p>0.91307795</text:p>
              </table:table-cell>
              <table:table-cell office:value-type="float" office:value="0.8348698">
                <text:p>0.8348698</text:p>
              </table:table-cell>
              <table:table-cell office:value-type="float" office:value="0.9525029">
                <text:p>0.9525029</text:p>
              </table:table-cell>
              <table:table-cell office:value-type="float" office:value="0.7965713">
                <text:p>0.7965713</text:p>
              </table:table-cell>
              <table:table-cell office:value-type="float" office:value="0.95576817">
                <text:p>0.95576817</text:p>
              </table:table-cell>
              <table:table-cell office:value-type="float" office:value="0.92012453">
                <text:p>0.92012453</text:p>
              </table:table-cell>
            </table:table-row>
            <table:table-row>
              <table:table-cell office:value-type="float" office:value="0.01625">
                <text:p>0.01625</text:p>
              </table:table-cell>
              <table:table-cell office:value-type="float" office:value="0.91400266">
                <text:p>0.91400266</text:p>
              </table:table-cell>
              <table:table-cell office:value-type="float" office:value="0.83298856">
                <text:p>0.83298856</text:p>
              </table:table-cell>
              <table:table-cell office:value-type="float" office:value="0.9503022">
                <text:p>0.9503022</text:p>
              </table:table-cell>
              <table:table-cell office:value-type="float" office:value="0.78908855">
                <text:p>0.78908855</text:p>
              </table:table-cell>
              <table:table-cell office:value-type="float" office:value="0.9546197">
                <text:p>0.9546197</text:p>
              </table:table-cell>
              <table:table-cell office:value-type="float" office:value="0.9180866">
                <text:p>0.9180866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0.91439897">
                <text:p>0.91439897</text:p>
              </table:table-cell>
              <table:table-cell office:value-type="float" office:value="0.8244717">
                <text:p>0.8244717</text:p>
              </table:table-cell>
              <table:table-cell office:value-type="float" office:value="0.9496288">
                <text:p>0.9496288</text:p>
              </table:table-cell>
              <table:table-cell office:value-type="float" office:value="0.78359765">
                <text:p>0.78359765</text:p>
              </table:table-cell>
              <table:table-cell office:value-type="float" office:value="0.9544501">
                <text:p>0.9544501</text:p>
              </table:table-cell>
              <table:table-cell office:value-type="float" office:value="0.91757715">
                <text:p>0.91757715</text:p>
              </table:table-cell>
            </table:table-row>
            <table:table-row>
              <table:table-cell office:value-type="float" office:value="0.02075">
                <text:p>0.02075</text:p>
              </table:table-cell>
              <table:table-cell office:value-type="float" office:value="0.9128137">
                <text:p>0.9128137</text:p>
              </table:table-cell>
              <table:table-cell office:value-type="float" office:value="0.8328277">
                <text:p>0.8328277</text:p>
              </table:table-cell>
              <table:table-cell office:value-type="float" office:value="0.95248544">
                <text:p>0.95248544</text:p>
              </table:table-cell>
              <table:table-cell office:value-type="float" office:value="0.79064846">
                <text:p>0.79064846</text:p>
              </table:table-cell>
              <table:table-cell office:value-type="float" office:value="0.95496124">
                <text:p>0.95496124</text:p>
              </table:table-cell>
              <table:table-cell office:value-type="float" office:value="0.9186527">
                <text:p>0.9186527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0.91254956">
                <text:p>0.91254956</text:p>
              </table:table-cell>
              <table:table-cell office:value-type="float" office:value="0.823927">
                <text:p>0.823927</text:p>
              </table:table-cell>
              <table:table-cell office:value-type="float" office:value="0.95041573">
                <text:p>0.95041573</text:p>
              </table:table-cell>
              <table:table-cell office:value-type="float" office:value="0.7883095">
                <text:p>0.7883095</text:p>
              </table:table-cell>
              <table:table-cell office:value-type="float" office:value="0.9548167">
                <text:p>0.9548167</text:p>
              </table:table-cell>
              <table:table-cell office:value-type="float" office:value="0.91819984">
                <text:p>0.91819984</text:p>
              </table:table-cell>
            </table:table-row>
            <table:table-row>
              <table:table-cell office:value-type="float" office:value="0.02525">
                <text:p>0.02525</text:p>
              </table:table-cell>
              <table:table-cell office:value-type="float" office:value="0.91466314">
                <text:p>0.91466314</text:p>
              </table:table-cell>
              <table:table-cell office:value-type="float" office:value="0.8267976">
                <text:p>0.8267976</text:p>
              </table:table-cell>
              <table:table-cell office:value-type="float" office:value="0.9527577">
                <text:p>0.9527577</text:p>
              </table:table-cell>
              <table:table-cell office:value-type="float" office:value="0.78899133">
                <text:p>0.78899133</text:p>
              </table:table-cell>
              <table:table-cell office:value-type="float" office:value="0.9551261">
                <text:p>0.9551261</text:p>
              </table:table-cell>
              <table:table-cell office:value-type="float" office:value="0.9189358">
                <text:p>0.9189358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0.91413474">
                <text:p>0.91413474</text:p>
              </table:table-cell>
              <table:table-cell office:value-type="float" office:value="0.8245418">
                <text:p>0.8245418</text:p>
              </table:table-cell>
              <table:table-cell office:value-type="float" office:value="0.95296633">
                <text:p>0.95296633</text:p>
              </table:table-cell>
              <table:table-cell office:value-type="float" office:value="0.7764612">
                <text:p>0.7764612</text:p>
              </table:table-cell>
              <table:table-cell office:value-type="float" office:value="0.9539976">
                <text:p>0.9539976</text:p>
              </table:table-cell>
              <table:table-cell office:value-type="float" office:value="0.9166714">
                <text:p>0.9166714</text:p>
              </table:table-cell>
            </table:table-row>
            <table:table-row>
              <table:table-cell office:value-type="float" office:value="0.02975">
                <text:p>0.02975</text:p>
              </table:table-cell>
              <table:table-cell office:value-type="float" office:value="0.91413474">
                <text:p>0.91413474</text:p>
              </table:table-cell>
              <table:table-cell office:value-type="float" office:value="0.8297766">
                <text:p>0.8297766</text:p>
              </table:table-cell>
              <table:table-cell office:value-type="float" office:value="0.95203304">
                <text:p>0.95203304</text:p>
              </table:table-cell>
              <table:table-cell office:value-type="float" office:value="0.78543496">
                <text:p>0.78543496</text:p>
              </table:table-cell>
              <table:table-cell office:value-type="float" office:value="0.9552734">
                <text:p>0.9552734</text:p>
              </table:table-cell>
              <table:table-cell office:value-type="float" office:value="0.9192754">
                <text:p>0.9192754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0.9108322">
                <text:p>0.9108322</text:p>
              </table:table-cell>
              <table:table-cell office:value-type="float" office:value="0.8142282">
                <text:p>0.8142282</text:p>
              </table:table-cell>
              <table:table-cell office:value-type="float" office:value="0.95188457">
                <text:p>0.95188457</text:p>
              </table:table-cell>
              <table:table-cell office:value-type="float" office:value="0.7836964">
                <text:p>0.7836964</text:p>
              </table:table-cell>
              <table:table-cell office:value-type="float" office:value="0.9536101">
                <text:p>0.9536101</text:p>
              </table:table-cell>
              <table:table-cell office:value-type="float" office:value="0.9161619">
                <text:p>0.9161619</text:p>
              </table:table-cell>
            </table:table-row>
            <table:table-row>
              <table:table-cell office:value-type="float" office:value="0.03425">
                <text:p>0.03425</text:p>
              </table:table-cell>
              <table:table-cell office:value-type="float" office:value="0.91254956">
                <text:p>0.91254956</text:p>
              </table:table-cell>
              <table:table-cell office:value-type="float" office:value="0.8133113">
                <text:p>0.8133113</text:p>
              </table:table-cell>
              <table:table-cell office:value-type="float" office:value="0.950916">
                <text:p>0.950916</text:p>
              </table:table-cell>
              <table:table-cell office:value-type="float" office:value="0.77178675">
                <text:p>0.77178675</text:p>
              </table:table-cell>
              <table:table-cell office:value-type="float" office:value="0.95355594">
                <text:p>0.95355594</text:p>
              </table:table-cell>
              <table:table-cell office:value-type="float" office:value="0.91593546">
                <text:p>0.91593546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0.91254956">
                <text:p>0.91254956</text:p>
              </table:table-cell>
              <table:table-cell office:value-type="float" office:value="0.8112821">
                <text:p>0.8112821</text:p>
              </table:table-cell>
              <table:table-cell office:value-type="float" office:value="0.9526373">
                <text:p>0.9526373</text:p>
              </table:table-cell>
              <table:table-cell office:value-type="float" office:value="0.7773453">
                <text:p>0.7773453</text:p>
              </table:table-cell>
              <table:table-cell office:value-type="float" office:value="0.95387894">
                <text:p>0.95387894</text:p>
              </table:table-cell>
              <table:table-cell office:value-type="float" office:value="0.91655815">
                <text:p>0.91655815</text:p>
              </table:table-cell>
            </table:table-row>
            <table:table-row>
              <table:table-cell office:value-type="float" office:value="0.03875">
                <text:p>0.03875</text:p>
              </table:table-cell>
              <table:table-cell office:value-type="float" office:value="0.8759577">
                <text:p>0.8759577</text:p>
              </table:table-cell>
              <table:table-cell office:value-type="float" office:value="0.50056225">
                <text:p>0.50056225</text:p>
              </table:table-cell>
              <table:table-cell office:value-type="float" office:value="0.93324375">
                <text:p>0.93324375</text:p>
              </table:table-cell>
              <table:table-cell office:value-type="float" office:value="0.4990861">
                <text:p>0.4990861</text:p>
              </table:table-cell>
              <table:table-cell office:value-type="float" office:value="0.93326855">
                <text:p>0.93326855</text:p>
              </table:table-cell>
              <table:table-cell office:value-type="float" office:value="0.8748372">
                <text:p>0.8748372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0.91122854">
                <text:p>0.91122854</text:p>
              </table:table-cell>
              <table:table-cell office:value-type="float" office:value="0.8033865">
                <text:p>0.8033865</text:p>
              </table:table-cell>
              <table:table-cell office:value-type="float" office:value="0.95189947">
                <text:p>0.95189947</text:p>
              </table:table-cell>
              <table:table-cell office:value-type="float" office:value="0.7828182">
                <text:p>0.7828182</text:p>
              </table:table-cell>
              <table:table-cell office:value-type="float" office:value="0.9527574">
                <text:p>0.9527574</text:p>
              </table:table-cell>
              <table:table-cell office:value-type="float" office:value="0.9145768">
                <text:p>0.9145768</text:p>
              </table:table-cell>
            </table:table-row>
            <table:table-row>
              <table:table-cell office:value-type="float" office:value="0.04325">
                <text:p>0.04325</text:p>
              </table:table-cell>
              <table:table-cell office:value-type="float" office:value="0.8759577">
                <text:p>0.8759577</text:p>
              </table:table-cell>
              <table:table-cell office:value-type="float" office:value="0.5">
                <text:p>0.5</text:p>
              </table:table-cell>
              <table:table-cell office:value-type="float" office:value="0.9327742">
                <text:p>0.9327742</text:p>
              </table:table-cell>
              <table:table-cell office:value-type="float" office:value="0.5">
                <text:p>0.5</text:p>
              </table:table-cell>
              <table:table-cell office:value-type="float" office:value="0.93326855">
                <text:p>0.93326855</text:p>
              </table:table-cell>
              <table:table-cell office:value-type="float" office:value="0.8748372">
                <text:p>0.8748372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0.8759577">
                <text:p>0.8759577</text:p>
              </table:table-cell>
              <table:table-cell office:value-type="float" office:value="0.5">
                <text:p>0.5</text:p>
              </table:table-cell>
              <table:table-cell office:value-type="float" office:value="0.93369997">
                <text:p>0.93369997</text:p>
              </table:table-cell>
              <table:table-cell office:value-type="float" office:value="0.5">
                <text:p>0.5</text:p>
              </table:table-cell>
              <table:table-cell office:value-type="float" office:value="0.93326855">
                <text:p>0.93326855</text:p>
              </table:table-cell>
              <table:table-cell office:value-type="float" office:value="0.8748372">
                <text:p>0.8748372</text:p>
              </table:table-cell>
            </table:table-row>
            <table:table-row>
              <table:table-cell office:value-type="float" office:value="0.04775">
                <text:p>0.04775</text:p>
              </table:table-cell>
              <table:table-cell office:value-type="float" office:value="0.8759577">
                <text:p>0.8759577</text:p>
              </table:table-cell>
              <table:table-cell office:value-type="float" office:value="0.5">
                <text:p>0.5</text:p>
              </table:table-cell>
              <table:table-cell office:value-type="float" office:value="0.9336821">
                <text:p>0.9336821</text:p>
              </table:table-cell>
              <table:table-cell office:value-type="float" office:value="0.5">
                <text:p>0.5</text:p>
              </table:table-cell>
              <table:table-cell office:value-type="float" office:value="0.93326855">
                <text:p>0.93326855</text:p>
              </table:table-cell>
              <table:table-cell office:value-type="float" office:value="0.8748372">
                <text:p>0.8748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